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/>
          <table:table-cell office:value-type="string" calcext:value-type="string">
            <text:p>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float max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float max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entry No.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float max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0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1:04:46.04845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2-11T21:32:43.680039645</dc:date>
    <meta:editing-duration>P3DT4H59M27S</meta:editing-duration>
    <meta:editing-cycles>263</meta:editing-cycles>
    <meta:generator>LibreOffice/5.2.3.3$Linux_X86_64 LibreOffice_project/20m0$Build-3</meta:generator>
    <meta:document-statistic meta:table-count="1" meta:cell-count="3407" meta:object-count="0"/>
  </office:meta>
</office:document-meta>
</file>